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Text_20_body" style:list-style-name="L3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" style:family="paragraph" style:parent-style-name="Text_20_body" style:list-style-name="L4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" style:family="paragraph" style:parent-style-name="Text_20_body" style:list-style-name="L7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000000" style:font-name="Times New Roman1" fo:font-size="14pt" fo:letter-spacing="normal" fo:font-style="italic" fo:font-weight="normal"/>
    </style:style>
    <style:style style:name="P7" style:family="paragraph" style:parent-style-name="Text_20_body">
      <style:text-properties fo:font-variant="normal" fo:text-transform="none" fo:color="#000000" fo:letter-spacing="normal"/>
    </style:style>
    <style:style style:name="P8" style:family="paragraph" style:parent-style-name="Text_20_body" style:list-style-name="L2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8"/>
    <style:style style:name="P1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.0835in" fo:text-indent="0in" style:auto-text-indent="false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14" style:family="paragraph" style:parent-style-name="Text_20_body" style:list-style-name="L1">
      <style:paragraph-properties fo:margin-top="0in" fo:margin-bottom="0in"/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2">
      <style:paragraph-properties fo:margin-top="0in" fo:margin-bottom="0in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7" style:family="paragraph" style:parent-style-name="Text_20_body" style:list-style-name="L3">
      <style:paragraph-properties fo:margin-top="0in" fo:margin-bottom="0in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8" style:family="paragraph" style:parent-style-name="Text_20_body" style:list-style-name="L7">
      <style:paragraph-properties fo:margin-top="0in" fo:margin-bottom="0in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" style:family="paragraph" style:parent-style-name="Text_20_body" style:list-style-name="L3">
      <style:paragraph-properties fo:margin-top="0in" fo:margin-bottom="0in"/>
    </style:style>
    <style:style style:name="P20" style:family="paragraph" style:parent-style-name="Text_20_body" style:list-style-name="L4">
      <style:paragraph-properties fo:margin-top="0in" fo:margin-bottom="0in"/>
    </style:style>
    <style:style style:name="P21" style:family="paragraph" style:parent-style-name="Text_20_body" style:list-style-name="L6">
      <style:paragraph-properties fo:margin-top="0in" fo:margin-bottom="0in"/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Text_20_body" style:list-style-name="L8">
      <style:paragraph-properties fo:margin-top="0in" fo:margin-bottom="0in"/>
    </style:style>
    <style:style style:name="P24" style:family="paragraph" style:parent-style-name="Preformatted_20_Text">
      <style:paragraph-properties fo:margin-top="0in" fo:margin-bottom="0.1965in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5" style:family="paragraph" style:parent-style-name="Quotations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6" style:family="paragraph" style:parent-style-name="Heading_20_1">
      <style:text-properties fo:font-variant="normal" fo:text-transform="none" fo:color="#000000" style:font-name="Times New Roman1" fo:letter-spacing="normal" fo:font-style="normal"/>
    </style:style>
    <style:style style:name="P27" style:family="paragraph" style:parent-style-name="Heading_20_1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" style:family="text">
      <style:text-properties fo:font-variant="normal" fo:text-transform="none" fo:color="#000000" style:text-line-through-style="none" style:font-name="Times New Roman1" fo:font-size="14pt" fo:letter-spacing="normal" fo:font-style="normal" style:text-underline-style="none" fo:font-weight="normal" style:text-blink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Setting up a Java project</text:h>
      <text:p text:style-name="P12">The Leap Motion Java SDK uses a standard Jar file for Leap Motion API class definitions and a set of native libraries that allow your Leap-enabled Java programs to exchange data with the Leap. Setting up a Java project typically involves adding the LeapJava.jar file to your application's classpath and setting the JVM library path parameter so that your JVM can find the native libraries.</text:p>
      <text:section text:style-name="Sect1" text:name="topics">
        <text:p text:style-name="P13">Topics:</text:p>
        <text:list xml:id="list192404559505612845" text:style-name="L1">
          <text:list-item>
            <text:p text:style-name="P14"><text:bookmark text:name="id1"/><text:a xlink:type="simple" xlink:href="#leap-motion-java-libraries"><text:span text:style-name="T1">Leap Motion Java libraries</text:span></text:a></text:p>
          </text:list-item>
          <text:list-item>
            <text:p text:style-name="P14"><text:bookmark text:name="id2"/><text:a xlink:type="simple" xlink:href="#compile-from-the-command-line"><text:span text:style-name="T1">Compile from the command line</text:span></text:a></text:p>
          </text:list-item>
          <text:list-item>
            <text:p text:style-name="P14"><text:bookmark text:name="id3"/><text:a xlink:type="simple" xlink:href="#run-from-the-command-line"><text:span text:style-name="T1">Run from the command line</text:span></text:a></text:p>
          </text:list-item>
          <text:list-item>
            <text:p text:style-name="P14"><text:bookmark text:name="id4"/><text:a xlink:type="simple" xlink:href="#eclipse"><text:span text:style-name="T1">Eclipse</text:span></text:a></text:p>
          </text:list-item>
          <text:list-item>
            <text:p text:style-name="P14"><text:bookmark text:name="id5"/><text:a xlink:type="simple" xlink:href="#intellij"><text:span text:style-name="T1">IntelliJ</text:span></text:a></text:p>
          </text:list-item>
          <text:list-item>
            <text:p text:style-name="P1"><text:bookmark text:name="id6"/><text:a xlink:type="simple" xlink:href="#netbeans"><text:span text:style-name="T1">NetBeans</text:span></text:a></text:p>
          </text:list-item>
        </text:list>
      </text:section>
      <text:section text:style-name="Sect1" text:name="leap-motion-java-libraries">
        <text:h text:style-name="P27" text:outline-level="1"><text:a xlink:type="simple" xlink:href="#id1"><text:span text:style-name="T2">Leap Motion Java libraries</text:span></text:a></text:h>
        <text:p text:style-name="P2">The Leap Motion Jar file is cross-platform, but the native libraries must match the platform and architecture of the JVM used to run the program.</text:p>
        <text:p text:style-name="P2">To use the Leap Motion SDK in a Java program, you must add the LeapJava.jar file to the classpath and set the java.library.path to the location of the Leap Motion native libraries.</text:p>
        <text:p text:style-name="P2">Use the following Java and native libraries with the Leap Motion Java SDK:</text:p>
        <text:list xml:id="list5195436322734242105" text:style-name="L2">
          <text:list-item>
            <text:p text:style-name="P16">32-bit Windows:</text:p>
            <text:list>
              <text:list-item>
                <text:p text:style-name="P15"><text:span text:style-name="Teletype"><text:span text:style-name="T1">LeapSDK/lib/LeapJava.jar</text:span></text:span><text:span text:style-name="T1"> — Leap Motion Java API class definitions</text:span></text:p>
              </text:list-item>
              <text:list-item>
                <text:p text:style-name="P15"><text:span text:style-name="Teletype"><text:span text:style-name="T1">LeapSDK/lib/x86/LeapJava.dll</text:span></text:span><text:span text:style-name="T1"> — 32-bit Leap Motion Java library for Windows</text:span></text:p>
              </text:list-item>
              <text:list-item>
                <text:p text:style-name="P15"><text:span text:style-name="Teletype"><text:span text:style-name="T1">LeapSDK/lib/x86/Leap.dll</text:span></text:span><text:span text:style-name="T1"> — 32-bit Leap Motion library for Windows</text:span></text:p>
              </text:list-item>
            </text:list>
          </text:list-item>
          <text:list-item>
            <text:p text:style-name="P16">64-bit Windows:</text:p>
            <text:list>
              <text:list-item>
                <text:p text:style-name="P15"><text:span text:style-name="Teletype"><text:span text:style-name="T1">LeapSDK/lib/LeapJava.jar</text:span></text:span><text:span text:style-name="T1"> — Leap Motion Java API class definitions</text:span></text:p>
              </text:list-item>
              <text:list-item>
                <text:p text:style-name="P15"><text:span text:style-name="Teletype"><text:span text:style-name="T1">LeapSDK/lib/x64/LeapJava.dll</text:span></text:span><text:span text:style-name="T1"> — 64-bit Leap Motion Java library for Windows</text:span></text:p>
              </text:list-item>
              <text:list-item>
                <text:p text:style-name="P15"><text:span text:style-name="Teletype"><text:span text:style-name="T1">LeapSDK/lib/x64/Leap.dll</text:span></text:span><text:span text:style-name="T1"> — 64-bit Leap Motion library for Windows</text:span></text:p>
              </text:list-item>
            </text:list>
          </text:list-item>
          <text:list-item>
            <text:p text:style-name="P16">32- or 64-bit Mac OS:</text:p>
            <text:list>
              <text:list-item>
                <text:p text:style-name="P15"><text:span text:style-name="Teletype"><text:span text:style-name="T1">LeapSDK/lib/LeapJava.jar</text:span></text:span><text:span text:style-name="T1"> — Leap Motion Java API class definitions</text:span></text:p>
              </text:list-item>
              <text:list-item>
                <text:p text:style-name="P15"><text:span text:style-name="Teletype"><text:span text:style-name="T1">LeapSDK/lib/libLeapJava.dylib</text:span></text:span><text:span text:style-name="T1"> — Leap Motion Java library for Mac</text:span></text:p>
              </text:list-item>
              <text:list-item>
                <text:p text:style-name="P8"><text:span text:style-name="Teletype"><text:span text:style-name="T1">LeapSDK/lib/libLeap.dylib</text:span></text:span><text:span text:style-name="T1"> — Leap Motion library for Mac</text:span></text:p>
              </text:list-item>
            </text:list>
          </text:list-item>
        </text:list>
      </text:section>
      <text:section text:style-name="Sect1" text:name="compile-from-the-command-line">
        <text:h text:style-name="P27" text:outline-level="1"><text:soft-page-break/><text:a xlink:type="simple" xlink:href="#id2"><text:span text:style-name="T2">Compile from the command line</text:span></text:a></text:h>
        <text:p text:style-name="Text_20_body"><text:span text:style-name="T1">Use the Java compiler, </text:span><text:span text:style-name="Teletype"><text:span text:style-name="T1">javac</text:span></text:span><text:span text:style-name="T1"> to compile, setting the classpath option to specify the LeapJar file. For example, to compile the Sample.java program included in the Leap Motion SDK, you could use the following command:</text:span></text:p>
        <text:p text:style-name="P24">javac -classpath &lt;LeapSDK&gt;/lib/LeapJava.jar Sample.java</text:p>
        <text:p text:style-name="Text_20_body"><text:span text:style-name="T1">(where </text:span><text:span text:style-name="Teletype"><text:span text:style-name="T1">&lt;LeapSDK&gt;</text:span></text:span><text:span text:style-name="T1"> is the location of your Leap Motion SDK folder.)</text:span></text:p>
      </text:section>
      <text:section text:style-name="Sect1" text:name="run-from-the-command-line">
        <text:h text:style-name="P27" text:outline-level="1"><text:a xlink:type="simple" xlink:href="#id3"><text:span text:style-name="T2">Run from the command line</text:span></text:a></text:h>
        <text:p text:style-name="Text_20_body"><text:span text:style-name="T1">To launch a Leap-enabled program, Java needs to find the Leap Motion native libraries at runtime. LeapJava.jar must also be on the classpath. You can set Java's </text:span><text:span text:style-name="Teletype"><text:span text:style-name="T1">java.library.path</text:span></text:span><text:span text:style-name="T1"> parameter to identify the native library. The command line syntax is slightly different between Mac and Windows. More importantly, on Windows, you have to specify either the 32-bit or the 64-bit libraries to match the architecture of the JVM you are using.</text:span></text:p>
        <text:p text:style-name="P2">On Mac, you could run the Sample program using the following command:</text:p>
        <text:p text:style-name="P24">java -classpath ".:&lt;LeapSDK&gt;/lib/LeapJava.jar" -Djava.library.path=&lt;LeapSDK&gt;/lib Sample</text:p>
        <text:p text:style-name="P2">On Windows, you could run the Sample program using a 64-bit JVM with the following command:</text:p>
        <text:p text:style-name="P24">java -classpath ".;&lt;LeapSDK&gt;/lib/LeapJava.jar" -Djava.library.path=&lt;LeapSDK&gt;/lib/x64 Sample</text:p>
      </text:section>
      <text:section text:style-name="Sect1" text:name="eclipse">
        <text:h text:style-name="P27" text:outline-level="1"><text:a xlink:type="simple" xlink:href="#id4"><text:span text:style-name="T2">Eclipse</text:span></text:a></text:h>
        <text:p text:style-name="P2">In the Eclipse IDE, you add the LeapJava.jar file to a project as an external Jar and then set the path to the appropriate native Leap Motion libraries as a property of the Jar file.</text:p>
        <text:list xml:id="list3465504952600073332" text:style-name="L3">
          <text:list-item>
            <text:p text:style-name="P19"><text:span text:style-name="T1">Select </text:span><text:span text:style-name="Emphasis"><text:span text:style-name="T1">New &gt; Java Project</text:span></text:span><text:span text:style-name="T1"> from the Eclipse File menu.</text:span></text:p>
          </text:list-item>
          <text:list-item>
            <text:p text:style-name="P17">Assign a name to the project on the Create Java Project page and set other properties as desired. (The Leap Motion SDK supports Java 6 and 7.)</text:p>
          </text:list-item>
          <text:list-item>
            <text:p text:style-name="P19"><text:span text:style-name="T1">Click </text:span><text:span text:style-name="Emphasis"><text:span text:style-name="T1">Next</text:span></text:span><text:span text:style-name="T1"> to advance to the Java Settings page.</text:span></text:p>
          </text:list-item>
          <text:list-item>
            <text:p text:style-name="P19"><text:span text:style-name="T1">Select the </text:span><text:span text:style-name="Emphasis"><text:span text:style-name="T1">Libraries</text:span></text:span><text:span text:style-name="T1"> tab.</text:span></text:p>
          </text:list-item>
          <text:list-item>
            <text:p text:style-name="P19"><text:span text:style-name="T1">Click the </text:span><text:span text:style-name="Emphasis"><text:span text:style-name="T1">Add External Jars...</text:span></text:span><text:span text:style-name="T1"> button.</text:span></text:p>
          </text:list-item>
          <text:list-item>
            <text:p text:style-name="P17">Navigate to the LeapJava.jar file.</text:p>
          </text:list-item>
          <text:list-item>
            <text:p text:style-name="P19"><text:span text:style-name="T1">Click </text:span><text:span text:style-name="Emphasis"><text:span text:style-name="T1">Open</text:span></text:span><text:span text:style-name="T1"> to add LeapJava.jar to the project.</text:span></text:p>
          </text:list-item>
          <text:list-item>
            <text:p text:style-name="P3">Next, click the small triangle in front of the LeapJava.jar entry in the library list to reveal the library properties.</text:p>
          </text:list-item>
        </text:list>
        <text:p text:style-name="P7"/>
        <text:list xml:id="list7965493685804874282" text:style-name="L4">
          <text:list-item>
            <text:p text:style-name="P20"><text:soft-page-break/><text:span text:style-name="T1">Select the </text:span><text:span text:style-name="Emphasis"><text:span text:style-name="T1">Native library location</text:span></text:span><text:span text:style-name="T1"> item.</text:span></text:p>
          </text:list-item>
          <text:list-item>
            <text:p text:style-name="P20"><text:span text:style-name="T1">Click the </text:span><text:span text:style-name="Emphasis"><text:span text:style-name="T1">Edit</text:span></text:span><text:span text:style-name="T1"> button.</text:span></text:p>
          </text:list-item>
          <text:list-item>
            <text:p text:style-name="P4">Navigate to the folder containing the Leap Motion native libraries.</text:p>
          </text:list-item>
        </text:list>
        <text:p text:style-name="P25">On Windows, be sure to select the folder containing the correct libraries for your target architecture. If you are targeting a 32-bit JVM, use the Leap Motion libraries in the x86 folder of the SDK. If you are targeting a 64-bit JVM, use the libraries in the x64 folder. On Mac, the Leap Motion library files each support both architectures.</text:p>
        <text:list xml:id="list229605394468786058" text:style-name="L5">
          <text:list-item>
            <text:p text:style-name="P9"><text:span text:style-name="T1">Click </text:span><text:span text:style-name="Emphasis"><text:span text:style-name="T1">Ok</text:span></text:span><text:span text:style-name="T1"> to set the path.</text:span></text:p>
          </text:list-item>
        </text:list>
        <text:p text:style-name="Text_20_body"><text:span text:style-name="Emphasis"><text:span text:style-name="T1">Note: you can also add the Leap Motion libraries to an existing project from the Project Properties dialog.</text:span></text:span></text:p>
      </text:section>
      <text:section text:style-name="Sect1" text:name="intellij">
        <text:h text:style-name="P27" text:outline-level="1"><text:a xlink:type="simple" xlink:href="#id5"><text:span text:style-name="T2">IntelliJ</text:span></text:a></text:h>
        <text:p text:style-name="Text_20_body"><text:span text:style-name="T1">In the IntelliJ IDE, you add the LeapJava.jar file to a project as a library. You separately set the path to the Leap Motion native libraries using the JVM parameter, </text:span><text:span text:style-name="Teletype"><text:span text:style-name="T1">java.library.path</text:span></text:span><text:span text:style-name="T1">. The JVM parameters can be set using an IntelliJ Run/Debug configuration.</text:span></text:p>
        <text:p text:style-name="P2">To add LeapJava.jar to the project:</text:p>
        <text:list xml:id="list639513696890802307" text:style-name="L6">
          <text:list-item>
            <text:p text:style-name="P21"><text:span text:style-name="T1">After creating a project in the usual way, select the </text:span><text:span text:style-name="Emphasis"><text:span text:style-name="T1">File &gt; Project Structure</text:span></text:span><text:span text:style-name="T1"> menu command to open the settings dialog.</text:span></text:p>
          </text:list-item>
          <text:list-item>
            <text:p text:style-name="P21"><text:span text:style-name="T1">Click </text:span><text:span text:style-name="Emphasis"><text:span text:style-name="T1">Libraries</text:span></text:span><text:span text:style-name="T1"> under project settings.</text:span></text:p>
          </text:list-item>
          <text:list-item>
            <text:p text:style-name="P21"><text:span text:style-name="T1">Click the small </text:span><text:span text:style-name="Teletype"><text:span text:style-name="T1">+</text:span></text:span><text:span text:style-name="T1"> button at the top of the library list to open the </text:span><text:span text:style-name="Emphasis"><text:span text:style-name="T1">Select Library Files</text:span></text:span><text:span text:style-name="T1"> dialog.</text:span></text:p>
          </text:list-item>
          <text:list-item>
            <text:p text:style-name="P10"><text:span text:style-name="T1">Add </text:span><text:span text:style-name="Teletype"><text:span text:style-name="T1">LeapJava.jar</text:span></text:span><text:span text:style-name="T1"> from your Leap Motion SDK.</text:span></text:p>
          </text:list-item>
        </text:list>
        <text:p text:style-name="Text_20_body"><text:span text:style-name="T1">To set the path to the native Leap Motion libraries by creating a </text:span><text:span text:style-name="Emphasis"><text:span text:style-name="T1">Run/Debug configuration</text:span></text:span><text:span text:style-name="T1">:</text:span></text:p>
        <text:list xml:id="list6297590499647454966" text:style-name="L7">
          <text:list-item>
            <text:p text:style-name="P22"><text:span text:style-name="T1">Select the </text:span><text:span text:style-name="Emphasis"><text:span text:style-name="T1">Run &gt; Edit Configurations…</text:span></text:span><text:span text:style-name="T1"> menu command.</text:span></text:p>
          </text:list-item>
          <text:list-item>
            <text:p text:style-name="P22"><text:span text:style-name="T1">Click the small </text:span><text:span text:style-name="Teletype"><text:span text:style-name="T1">+</text:span></text:span><text:span text:style-name="T1"> button above the Configuration list.</text:span></text:p>
          </text:list-item>
          <text:list-item>
            <text:p text:style-name="P18">Choose Application to create a new application configuration.</text:p>
          </text:list-item>
          <text:list-item>
            <text:p text:style-name="P18">Assign a name.</text:p>
          </text:list-item>
          <text:list-item>
            <text:p text:style-name="P22"><text:span text:style-name="T1">Set the VM Options field to set the </text:span><text:span text:style-name="Teletype"><text:span text:style-name="T1">-Djava.library.path</text:span></text:span><text:span text:style-name="T1"> parameter to the path to the proper folder containing the Leap Motion native libraries.</text:span></text:p>
          </text:list-item>
          <text:list-item>
            <text:p text:style-name="P5">Click Ok.</text:p>
          </text:list-item>
        </text:list>
        <text:p text:style-name="P7"/>
        <text:p text:style-name="P6">On Windows, be sure to select the folder containing the correct libraries for your target architecture. If you are targeting a 32-bit JVM, use the Leap Motion libraries in the x86 folder of the SDK. If you are targeting a 64-bit JVM, use the libraries in the x64 folder. <text:soft-page-break/>On Mac, the Leap Motion library files each support both architectures.</text:p>
      </text:section>
      <text:section text:style-name="Sect1" text:name="netbeans">
        <text:h text:style-name="P27" text:outline-level="1"><text:a xlink:type="simple" xlink:href="#id6"><text:span text:style-name="T2">NetBeans</text:span></text:a></text:h>
        <text:p text:style-name="Text_20_body"><text:span text:style-name="T1">In the NetBeans IDE, you add the LeapJava.jar file to a project as a library. You separately set the path to the Leap Motion native libraries using the JVM parameter, </text:span><text:span text:style-name="Teletype"><text:span text:style-name="T1">java.library.path</text:span></text:span><text:span text:style-name="T1">. The JVM parameters can be set using a NetBeans Run configuration.</text:span></text:p>
        <text:p text:style-name="P2">To add the LeapJava.jar to a project and set the path to the native libraries:</text:p>
        <text:list xml:id="list7156389354837880122" text:style-name="L8">
          <text:list-item>
            <text:p text:style-name="P23"><text:span text:style-name="T1">After creating a project in the usual way, select the </text:span><text:span text:style-name="Emphasis"><text:span text:style-name="T1">File &gt; Project Properties</text:span></text:span><text:span text:style-name="T1"> menu command to open the Project Properties dialog.</text:span></text:p>
          </text:list-item>
          <text:list-item>
            <text:p text:style-name="P23"><text:span text:style-name="T1">Click the </text:span><text:span text:style-name="Emphasis"><text:span text:style-name="T1">Libraries</text:span></text:span><text:span text:style-name="T1"> item.</text:span></text:p>
          </text:list-item>
          <text:list-item>
            <text:p text:style-name="P23"><text:span text:style-name="T1">Click </text:span><text:span text:style-name="Emphasis"><text:span text:style-name="T1">Add Jar/Folder</text:span></text:span><text:span text:style-name="T1"> button.</text:span></text:p>
          </text:list-item>
          <text:list-item>
            <text:p text:style-name="P23"><text:span text:style-name="T1">Find the </text:span><text:span text:style-name="Teletype"><text:span text:style-name="T1">LeapJava.jar</text:span></text:span><text:span text:style-name="T1"> file in your Leap Motion SDK.</text:span></text:p>
          </text:list-item>
          <text:list-item>
            <text:p text:style-name="P23"><text:span text:style-name="T1">Click </text:span><text:span text:style-name="Emphasis"><text:span text:style-name="T1">Ok</text:span></text:span><text:span text:style-name="T1"> to add the Jar file to your project.</text:span></text:p>
          </text:list-item>
          <text:list-item>
            <text:p text:style-name="P23"><text:span text:style-name="T1">Next, click the </text:span><text:span text:style-name="Emphasis"><text:span text:style-name="T1">Run</text:span></text:span><text:span text:style-name="T1"> item in the Project properties list</text:span></text:p>
          </text:list-item>
          <text:list-item>
            <text:p text:style-name="P11"><text:span text:style-name="T1">Set the VM Options field to set the </text:span><text:span text:style-name="Teletype"><text:span text:style-name="T1">-Djava.library.path</text:span></text:span><text:span text:style-name="T1"> parameter to the path to the proper folder containing the Leap Motion native libraries.</text:span></text:p>
          </text:list-item>
        </text:list>
        <text:p text:style-name="P7"/>
        <text:p text:style-name="P6">On Windows, be sure to select the folder containing the correct libraries for your target architecture. If you are targeting a 32-bit JVM, use the Leap Motion libraries in the x86 folder of the SDK. If you are targeting a 64-bit JVM, use the libraries in the x64 folder. On Mac, the Leap Motion library files each support both architectures.</text:p>
        <text:p text:style-name="Horizontal_20_Line"/>
        <text:p text:style-name="P2">Copyright © 2012-2013 Leap Motion, Inc. All rights reserved.</text:p>
        <text:p text:style-name="Text_20_body"><text:span text:style-name="T1">Leap Motion proprietary and confidential. Not for distribution. Use subject to the terms of the Leap Motion SDK Agreement available at</text:span><text:a xlink:type="simple" xlink:href="https://developer.leapmotion.com/sdk_agreement">https://developer.leapmotion.com/sdk_agreement</text:a><text:span text:style-name="T1">, or another agreement between Leap Motion and you, your company or other organization.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1T07:24:49.53</meta:creation-date>
    <meta:document-statistic meta:table-count="0" meta:image-count="0" meta:object-count="0" meta:page-count="4" meta:paragraph-count="79" meta:word-count="1160" meta:character-count="6975"/>
    <dc:date>2013-11-01T07:26:30.89</dc:date>
    <meta:editing-duration>PT1M43S</meta:editing-duration>
    <meta:editing-cycles>1</meta:editing-cycles>
    <meta:generator>OpenOffice.org/3.4$Win32 OpenOffice.org_project/340m1$Build-9590</meta:generator>
  </office:meta>
</office:document-meta>
</file>